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9BBB59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2">
      <style:table-cell-properties fo:background-color="#9BBB59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2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 fo:background-color="transparent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2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number-columns-repeated="16351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2">
            <text:p>head</text:p>
          </table:table-cell>
          <table:table-cell office:value-type="string" table:style-name="ce2">
            <text:p>hhtyp</text:p>
          </table:table-cell>
          <table:table-cell office:value-type="string" table:style-name="ce2">
            <text:p>hh_korr</text:p>
          </table:table-cell>
          <table:table-cell office:value-type="string" table:style-name="ce2">
            <text:p>hhsize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pensioner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w_hours</text:p>
          </table:table-cell>
          <table:table-cell office:value-type="string" table:style-name="ce2">
            <text:p>m_wage</text:p>
          </table:table-cell>
          <table:table-cell office:value-type="string" table:style-name="ce2">
            <text:p>ineducation</text:p>
          </table:table-cell>
          <table:table-cell office:value-type="string" table:style-name="ce2">
            <text:p>miete</text:p>
          </table:table-cell>
          <table:table-cell office:value-type="string" table:style-name="ce2">
            <text:p>heizkost</text:p>
          </table:table-cell>
          <table:table-cell office:value-type="string" table:style-name="ce2">
            <text:p>alleinerz</text:p>
          </table:table-cell>
          <table:table-cell office:value-type="string" table:style-name="ce2">
            <text:p>mehrbed</text:p>
          </table:table-cell>
          <table:table-cell office:value-type="string" table:style-name="ce2">
            <text:p>adult_num_tu</text:p>
          </table:table-cell>
          <table:table-cell office:value-type="string" table:style-name="ce2">
            <text:p>child_num_tu</text:p>
          </table:table-cell>
          <table:table-cell office:value-type="string" table:style-name="ce2">
            <text:p>alg2_grossek_hh</text:p>
          </table:table-cell>
          <table:table-cell office:value-type="string" table:style-name="ce2">
            <text:p>ar_alg2_ek_hh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uhv</text:p>
          </table:table-cell>
          <table:table-cell office:value-type="string" table:style-name="ce2">
            <text:p>year</text:p>
          </table:table-cell>
          <table:table-cell office:value-type="string" table:style-name="ce3">
            <text:p>kiz_temp</text:p>
          </table:table-cell>
          <table:table-cell table:number-columns-repeated="3" table:style-name="ce4"/>
          <table:table-cell office:value-type="string" table:style-name="ce2">
            <text:p>kiz_ek_regel</text:p>
          </table:table-cell>
          <table:table-cell office:value-type="string" table:style-name="ce2">
            <text:p>kiz_ek_kdu</text:p>
          </table:table-cell>
          <table:table-cell table:style-name="ce2"/>
          <table:table-cell office:value-type="string" table:style-name="ce4">
            <text:p>kiz_ek_relev</text:p>
          </table:table-cell>
          <table:table-cell office:value-type="string" table:style-name="ce2">
            <text:p>kiz_ek_max</text:p>
          </table:table-cell>
          <table:table-cell office:value-type="string" table:style-name="ce2">
            <text:p>kiz_incrange</text:p>
          </table:table-cell>
          <table:table-cell office:value-type="string" table:style-name="ce2">
            <text:p>kiz_ek_anr</text:p>
          </table:table-cell>
          <table:table-cell office:value-type="string" table:style-name="ce2">
            <text:p>kiz_temp</text:p>
          </table:table-cell>
          <table:table-cell table:number-columns-repeated="16348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]-[.S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2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2]*[.S2]*140-[.AI2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]+[.O2])" table:style-name="ce8">
            <text:p>665,28</text:p>
          </table:table-cell>
          <table:table-cell table:style-name="ce8"/>
          <table:table-cell office:value-type="float" office:value="1393.28" table:formula="of:=[.AC2]+[.AD2]" table:style-name="ce9">
            <text:p>1393,28</text:p>
          </table:table-cell>
          <table:table-cell office:value-type="float" office:value="1563.28" table:formula="of:=[.AF2]+170*[.S2]" table:style-name="ce10">
            <text:p>1563,3</text:p>
          </table:table-cell>
          <table:table-cell office:value-type="boolean" office:boolean-value="true" table:formula="of:=AND(([.T2]&gt;900);([.U2]&lt;=[.AG2]))" table:style-name="ce1">
            <text:p>WAHR</text:p>
          </table:table-cell>
          <table:table-cell office:value-type="float" office:value="0" table:formula="of:=0.5*MAX([.U2]-[.AF2];0)" table:style-name="ce8">
            <text:p>0,00</text:p>
          </table:table-cell>
          <table:table-cell office:value-type="float" office:value="140" table:formula="of:=[.AH2]*140*[.S2]-[.AI2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3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3]-[.S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3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3]*[.S3]*140-[.AI3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3]+[.O3])" table:style-name="ce8">
            <text:p>665,28</text:p>
          </table:table-cell>
          <table:table-cell table:style-name="ce8"/>
          <table:table-cell office:value-type="float" office:value="1393.28" table:formula="of:=[.AC3]+[.AD3]" table:style-name="ce9">
            <text:p>1393,28</text:p>
          </table:table-cell>
          <table:table-cell office:value-type="float" office:value="1563.28" table:formula="of:=[.AF3]+170*[.S3]" table:style-name="ce10">
            <text:p>1563,3</text:p>
          </table:table-cell>
          <table:table-cell office:value-type="boolean" office:boolean-value="true" table:formula="of:=AND(([.T3]&gt;900);([.U3]&lt;=[.AG3]))" table:style-name="ce1">
            <text:p>WAHR</text:p>
          </table:table-cell>
          <table:table-cell office:value-type="float" office:value="0" table:formula="of:=0.5*MAX([.U3]-[.AF3];0)" table:style-name="ce1">
            <text:p>0</text:p>
          </table:table-cell>
          <table:table-cell office:value-type="float" office:value="140" table:formula="of:=[.AH3]*140*[.S3]-[.AI3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[.J4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4]-[.S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4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4]*[.S4]*140-[.AI4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4]+[.O4])" table:style-name="ce8">
            <text:p>665,28</text:p>
          </table:table-cell>
          <table:table-cell table:style-name="ce8"/>
          <table:table-cell office:value-type="float" office:value="1393.28" table:formula="of:=[.AC4]+[.AD4]" table:style-name="ce9">
            <text:p>1393,28</text:p>
          </table:table-cell>
          <table:table-cell office:value-type="float" office:value="1563.28" table:formula="of:=[.AF4]+170*[.S4]" table:style-name="ce10">
            <text:p>1563,3</text:p>
          </table:table-cell>
          <table:table-cell office:value-type="boolean" office:boolean-value="true" table:formula="of:=AND(([.T4]&gt;900);([.U4]&lt;=[.AG4]))" table:style-name="ce1">
            <text:p>WAHR</text:p>
          </table:table-cell>
          <table:table-cell office:value-type="float" office:value="0" table:formula="of:=0.5*MAX([.U4]-[.AF4];0)" table:style-name="ce1">
            <text:p>0</text:p>
          </table:table-cell>
          <table:table-cell office:value-type="float" office:value="140" table:formula="of:=[.AH4]*140*[.S4]-[.AI4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5]-[.S5]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00" table:style-name="ce5">
            <text:p>800</text:p>
          </table:table-cell>
          <table:table-cell office:value-type="float" office:value="512" table:style-name="ce5">
            <text:p>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3" table:style-name="ce5">
            <text:p>2013</text:p>
          </table:table-cell>
          <table:table-cell office:value-type="float" office:value="0" table:formula="of:=[.AH5]*[.S5]*140-[.AI5]" table:style-name="ce6">
            <text:p>0,00</text:p>
          </table:table-cell>
          <table:table-cell table:style-name="ce7"/>
          <table:table-cell table:number-columns-repeated="2" table:style-name="ce11"/>
          <table:table-cell office:value-type="float" office:value="690" table:formula="of:=2*345" table:style-name="ce5">
            <text:p>690</text:p>
          </table:table-cell>
          <table:table-cell table:style-name="ce12"/>
          <table:table-cell table:style-name="ce8"/>
          <table:table-cell office:value-type="float" office:value="690" table:formula="of:=[.AC5]+[.AD5]" table:style-name="ce13">
            <text:p>690,00</text:p>
          </table:table-cell>
          <table:table-cell table:style-name="ce14"/>
          <table:table-cell table:style-name="ce5"/>
          <table:table-cell office:value-type="float" office:value="0" table:formula="of:=0.5*MAX([.U5]-[.AF5];0)" table:style-name="ce5">
            <text:p>0</text:p>
          </table:table-cell>
          <table:table-cell office:value-type="float" office:value="0" table:formula="of:=[.AH5]*140*[.S5]-[.AI5]" table:style-name="ce12">
            <text:p>0,00</text:p>
          </table:table-cell>
          <table:table-cell table:number-columns-repeated="1634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15">
            <text:p>400</text:p>
          </table:table-cell>
          <table:table-cell office:value-type="float" office:value="80" table:style-name="ce15">
            <text:p>80</text:p>
          </table:table-cell>
          <table:table-cell office:value-type="boolean" office:boolean-value="false" table:style-name="ce16">
            <text:p>FALSCH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[.G6]-[.S6]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00" table:style-name="ce16">
            <text:p>800</text:p>
          </table:table-cell>
          <table:table-cell office:value-type="float" office:value="512" table:style-name="ce16">
            <text:p>5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3" table:style-name="ce7">
            <text:p>2013</text:p>
          </table:table-cell>
          <table:table-cell office:value-type="float" office:value="0" table:formula="of:=[.AH6]*[.S6]*140-[.AI6]" table:style-name="ce6">
            <text:p>0,00</text:p>
          </table:table-cell>
          <table:table-cell table:number-columns-repeated="3" table:style-name="ce7"/>
          <table:table-cell office:value-type="float" office:value="690" table:formula="of:=2*345" table:style-name="ce16">
            <text:p>690</text:p>
          </table:table-cell>
          <table:table-cell table:number-columns-repeated="2" table:style-name="ce8"/>
          <table:table-cell office:value-type="float" office:value="690" table:formula="of:=[.AC6]+[.AD6]" table:style-name="ce17">
            <text:p>690,00</text:p>
          </table:table-cell>
          <table:table-cell table:style-name="ce18"/>
          <table:table-cell table:style-name="ce15"/>
          <table:table-cell office:value-type="float" office:value="0" table:formula="of:=0.5*MAX([.U6]-[.AF6];0)" table:style-name="ce7">
            <text:p>0</text:p>
          </table:table-cell>
          <table:table-cell office:value-type="float" office:value="0" table:formula="of:=[.AH6]*140*[.S6]-[.AI6]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,36</text:p>
          </table:table-cell>
          <table:table-cell office:value-type="float" office:value="1" table:formula="of:=[.G7]-[.S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2009" table:style-name="ce5">
            <text:p>2009</text:p>
          </table:table-cell>
          <table:table-cell office:value-type="float" office:value="140" table:formula="of:=[.AH7]*[.S7]*140-[.AI7]" table:style-name="ce6">
            <text:p>140,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7])" table:style-name="ce1">
            <text:p>488,24</text:p>
          </table:table-cell>
          <table:table-cell office:value-type="float" office:value="364.32" table:formula="of:=0.759*([.N7]+[.O7])" table:style-name="ce12">
            <text:p>364,32</text:p>
          </table:table-cell>
          <table:table-cell table:style-name="ce8"/>
          <table:table-cell office:value-type="float" office:value="852.56" table:formula="of:=[.AC7]+[.AD7]" table:style-name="ce13">
            <text:p>852,56</text:p>
          </table:table-cell>
          <table:table-cell office:value-type="float" office:value="992.56" table:formula="of:=[.AF7]+140*[.S7]" table:style-name="ce10">
            <text:p>992,6</text:p>
          </table:table-cell>
          <table:table-cell office:value-type="boolean" office:boolean-value="true" table:formula="of:=AND(([.T7]&gt;600);([.U7]&lt;=[.AG7]))" table:style-name="ce1">
            <text:p>WAHR</text:p>
          </table:table-cell>
          <table:table-cell office:value-type="float" office:value="0" table:formula="of:=0.5*MAX([.U7]-[.AF7];0)" table:style-name="ce1">
            <text:p>0</text:p>
          </table:table-cell>
          <table:table-cell office:value-type="float" office:value="140" table:formula="of:=[.AH7]*140*[.S7]-[.AI7]" table:style-name="ce12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,36</text:p>
          </table:table-cell>
          <table:table-cell office:value-type="float" office:value="1" table:formula="of:=[.G8]-[.S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64" table:style-name="ce7">
            <text:p>164</text:p>
          </table:table-cell>
          <table:table-cell office:value-type="float" office:value="0" table:style-name="ce7">
            <text:p>0</text:p>
          </table:table-cell>
          <table:table-cell office:value-type="float" office:value="2009" table:style-name="ce7">
            <text:p>2009</text:p>
          </table:table-cell>
          <table:table-cell office:value-type="float" office:value="140" table:formula="of:=[.AH8]*[.S8]*140-[.AI8]" table:style-name="ce6">
            <text:p>140,00</text:p>
          </table:table-cell>
          <table:table-cell table:number-columns-repeated="3" table:style-name="ce7"/>
          <table:table-cell office:value-type="float" office:value="488.23999999999995" table:formula="of:=359*(1+[.Q8])" table:style-name="ce1">
            <text:p>488,24</text:p>
          </table:table-cell>
          <table:table-cell office:value-type="float" office:value="364.32" table:formula="of:=0.759*([.N8]+[.O8])" table:style-name="ce8">
            <text:p>364,32</text:p>
          </table:table-cell>
          <table:table-cell table:style-name="ce8"/>
          <table:table-cell office:value-type="float" office:value="852.56" table:formula="of:=[.AC8]+[.AD8]" table:style-name="ce9">
            <text:p>852,56</text:p>
          </table:table-cell>
          <table:table-cell office:value-type="float" office:value="992.56" table:formula="of:=[.AF8]+140*[.S8]" table:style-name="ce10">
            <text:p>992,6</text:p>
          </table:table-cell>
          <table:table-cell office:value-type="boolean" office:boolean-value="true" table:formula="of:=AND(([.T8]&gt;600);([.U8]&lt;=[.AG8]))" table:style-name="ce7">
            <text:p>WAHR</text:p>
          </table:table-cell>
          <table:table-cell office:value-type="float" office:value="0" table:formula="of:=0.5*MAX([.U8]-[.AF8];0)" table:style-name="ce7">
            <text:p>0</text:p>
          </table:table-cell>
          <table:table-cell office:value-type="float" office:value="140" table:formula="of:=[.AH8]*140*[.S8]-[.AI8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9]-[.S9]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0" table:style-name="ce5">
            <text:p>2000</text:p>
          </table:table-cell>
          <table:table-cell office:value-type="float" office:value="1500" table:style-name="ce5">
            <text:p>1500</text:p>
          </table:table-cell>
          <table:table-cell office:value-type="float" office:value="462" table:formula="of:=3*154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281.78199999999993" table:formula="of:=[.AH9]*[.S9]*140-[.AI9]" table:style-name="ce6">
            <text:p>281,78</text:p>
          </table:table-cell>
          <table:table-cell table:style-name="ce7"/>
          <table:table-cell table:number-columns-repeated="2" table:style-name="ce11"/>
          <table:table-cell office:value-type="float" office:value="621" table:formula="of:=345*0.9*2" table:style-name="ce5">
            <text:p>621</text:p>
          </table:table-cell>
          <table:table-cell office:value-type="float" office:value="602.56399999999996" table:formula="of:=0.6212*([.N9]+[.O9])" table:style-name="ce12">
            <text:p>602,56</text:p>
          </table:table-cell>
          <table:table-cell table:style-name="ce12"/>
          <table:table-cell office:value-type="float" office:value="1223.5639999999999" table:formula="of:=[.AC9]+[.AD9]" table:style-name="ce13">
            <text:p>1223,56</text:p>
          </table:table-cell>
          <table:table-cell office:value-type="float" office:value="1643.5639999999999" table:formula="of:=[.AF9]+140*[.S9]" table:style-name="ce14">
            <text:p>1643,6</text:p>
          </table:table-cell>
          <table:table-cell office:value-type="boolean" office:boolean-value="true" table:formula="of:=AND(([.T9]&gt;900);([.U9]&lt;=[.AG9]))" table:style-name="ce5">
            <text:p>WAHR</text:p>
          </table:table-cell>
          <table:table-cell office:value-type="float" office:value="138.21800000000007" table:formula="of:=0.5*MAX([.U9]-[.AF9];0)" table:style-name="ce5">
            <text:p>138,218</text:p>
          </table:table-cell>
          <table:table-cell office:value-type="float" office:value="281.78199999999993" table:formula="of:=[.AH9]*140*[.S9]-[.AI9]" table:style-name="ce12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0]-[.S10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0]*[.S10]*140-[.AI10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0]+[.O10])" table:style-name="ce8">
            <text:p>602,56</text:p>
          </table:table-cell>
          <table:table-cell table:style-name="ce8"/>
          <table:table-cell office:value-type="float" office:value="1223.5639999999999" table:formula="of:=[.AC10]+[.AD10]" table:style-name="ce9">
            <text:p>1223,56</text:p>
          </table:table-cell>
          <table:table-cell office:value-type="float" office:value="1643.5639999999999" table:formula="of:=[.AF10]+140*[.S10]" table:style-name="ce10">
            <text:p>1643,6</text:p>
          </table:table-cell>
          <table:table-cell office:value-type="boolean" office:boolean-value="true" table:formula="of:=AND(([.T10]&gt;900);([.U10]&lt;=[.AG10]))" table:style-name="ce1">
            <text:p>WAHR</text:p>
          </table:table-cell>
          <table:table-cell office:value-type="float" office:value="138.21800000000007" table:formula="of:=0.5*MAX([.U10]-[.AF10];0)" table:style-name="ce1">
            <text:p>138,218</text:p>
          </table:table-cell>
          <table:table-cell office:value-type="float" office:value="281.78199999999993" table:formula="of:=[.AH10]*140*[.S10]-[.AI10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1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1]-[.S11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1]*[.S11]*140-[.AI11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1]+[.O11])" table:style-name="ce8">
            <text:p>602,56</text:p>
          </table:table-cell>
          <table:table-cell table:style-name="ce8"/>
          <table:table-cell office:value-type="float" office:value="1223.5639999999999" table:formula="of:=[.AC11]+[.AD11]" table:style-name="ce9">
            <text:p>1223,56</text:p>
          </table:table-cell>
          <table:table-cell office:value-type="float" office:value="1643.5639999999999" table:formula="of:=[.AF11]+140*[.S11]" table:style-name="ce10">
            <text:p>1643,6</text:p>
          </table:table-cell>
          <table:table-cell office:value-type="boolean" office:boolean-value="true" table:formula="of:=AND(([.T11]&gt;900);([.U11]&lt;=[.AG11]))" table:style-name="ce1">
            <text:p>WAHR</text:p>
          </table:table-cell>
          <table:table-cell office:value-type="float" office:value="138.21800000000007" table:formula="of:=0.5*MAX([.U11]-[.AF11];0)" table:style-name="ce1">
            <text:p>138,218</text:p>
          </table:table-cell>
          <table:table-cell office:value-type="float" office:value="281.78199999999993" table:formula="of:=[.AH11]*140*[.S11]-[.AI11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2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2]-[.S12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2]*[.S12]*140-[.AI12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2]+[.O12])" table:style-name="ce8">
            <text:p>602,56</text:p>
          </table:table-cell>
          <table:table-cell table:style-name="ce8"/>
          <table:table-cell office:value-type="float" office:value="1223.5639999999999" table:formula="of:=[.AC12]+[.AD12]" table:style-name="ce9">
            <text:p>1223,56</text:p>
          </table:table-cell>
          <table:table-cell office:value-type="float" office:value="1643.5639999999999" table:formula="of:=[.AF12]+140*[.S12]" table:style-name="ce10">
            <text:p>1643,6</text:p>
          </table:table-cell>
          <table:table-cell office:value-type="boolean" office:boolean-value="true" table:formula="of:=AND(([.T12]&gt;900);([.U12]&lt;=[.AG12]))" table:style-name="ce1">
            <text:p>WAHR</text:p>
          </table:table-cell>
          <table:table-cell office:value-type="float" office:value="138.21800000000007" table:formula="of:=0.5*MAX([.U12]-[.AF12];0)" table:style-name="ce1">
            <text:p>138,218</text:p>
          </table:table-cell>
          <table:table-cell office:value-type="float" office:value="281.78199999999993" table:formula="of:=[.AH12]*140*[.S12]-[.AI12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3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3]-[.S13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3]*[.S13]*140-[.AI13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3]+[.O13])" table:style-name="ce8">
            <text:p>602,56</text:p>
          </table:table-cell>
          <table:table-cell table:style-name="ce8"/>
          <table:table-cell office:value-type="float" office:value="1223.5639999999999" table:formula="of:=[.AC13]+[.AD13]" table:style-name="ce9">
            <text:p>1223,56</text:p>
          </table:table-cell>
          <table:table-cell office:value-type="float" office:value="1643.5639999999999" table:formula="of:=[.AF13]+140*[.S13]" table:style-name="ce10">
            <text:p>1643,6</text:p>
          </table:table-cell>
          <table:table-cell office:value-type="boolean" office:boolean-value="true" table:formula="of:=AND(([.T13]&gt;900);([.U13]&lt;=[.AG13]))" table:style-name="ce1">
            <text:p>WAHR</text:p>
          </table:table-cell>
          <table:table-cell office:value-type="float" office:value="138.21800000000007" table:formula="of:=0.5*MAX([.U13]-[.AF13];0)" table:style-name="ce1">
            <text:p>138,218</text:p>
          </table:table-cell>
          <table:table-cell office:value-type="float" office:value="281.78199999999993" table:formula="of:=[.AH13]*140*[.S13]-[.AI13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4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5">
            <text:p>720</text:p>
          </table:table-cell>
          <table:table-cell office:value-type="float" office:value="110" table:style-name="ce5">
            <text:p>11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00" table:style-name="ce5">
            <text:p>2500</text:p>
          </table:table-cell>
          <table:table-cell office:value-type="float" office:value="1578" table:style-name="ce5">
            <text:p>1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style-name="ce7"/>
          <table:table-cell table:number-columns-repeated="2" table:style-name="ce11"/>
          <table:table-cell office:value-type="float" office:value="873" table:formula="of:=3*291" table:style-name="ce11">
            <text:p>873</text:p>
          </table:table-cell>
          <table:table-cell table:number-columns-repeated="2" table:style-name="ce5"/>
          <table:table-cell office:value-type="float" office:value="873" table:formula="of:=[.AC14]+[.AD14]" table:style-name="ce13">
            <text:p>873,00</text:p>
          </table:table-cell>
          <table:table-cell table:number-columns-repeated="2" table:style-name="ce5"/>
          <table:table-cell office:value-type="float" office:value="352.5" table:formula="of:=0.5*MAX([.U14]-[.AF14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4" table:style-name="ce7">
            <text:p>14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5]+[.AD15]" table:style-name="ce9">
            <text:p>873,00</text:p>
          </table:table-cell>
          <table:table-cell table:number-columns-repeated="2" table:style-name="ce1"/>
          <table:table-cell office:value-type="float" office:value="352.5" table:formula="of:=0.5*MAX([.U15]-[.AF15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6]+[.AD16]" table:style-name="ce9">
            <text:p>873,00</text:p>
          </table:table-cell>
          <table:table-cell table:number-columns-repeated="2" table:style-name="ce1"/>
          <table:table-cell office:value-type="float" office:value="352.5" table:formula="of:=0.5*MAX([.U16]-[.AF16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,36</text:p>
          </table:table-cell>
          <table:table-cell office:value-type="float" office:value="1" table:formula="of:=[.G17]-[.S1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94" table:style-name="ce5">
            <text:p>194</text:p>
          </table:table-cell>
          <table:table-cell office:value-type="float" office:value="0" table:style-name="ce5">
            <text:p>0</text:p>
          </table:table-cell>
          <table:table-cell office:value-type="float" office:value="2019" table:style-name="ce5">
            <text:p>2019</text:p>
          </table:table-cell>
          <table:table-cell office:value-type="float" office:value="10" table:formula="of:=[.S17]*170*[.AH17]-160" table:style-name="ce6">
            <text:p>10,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17])" table:style-name="ce1">
            <text:p>488,24</text:p>
          </table:table-cell>
          <table:table-cell office:value-type="float" office:value="364.32" table:formula="of:=0.759*([.N17]+[.O17])" table:style-name="ce12">
            <text:p>364,32</text:p>
          </table:table-cell>
          <table:table-cell table:style-name="ce8"/>
          <table:table-cell office:value-type="float" office:value="852.56" table:formula="of:=[.AC17]+[.AD17]" table:style-name="ce13">
            <text:p>852,56</text:p>
          </table:table-cell>
          <table:table-cell office:value-type="float" office:value="992.56" table:formula="of:=[.AF17]+140*[.S17]" table:style-name="ce10">
            <text:p>992,6</text:p>
          </table:table-cell>
          <table:table-cell office:value-type="boolean" office:boolean-value="true" table:formula="of:=AND(([.T17]&gt;600);([.U17]&lt;=[.AG17]))" table:style-name="ce1">
            <text:p>WAHR</text:p>
          </table:table-cell>
          <table:table-cell office:value-type="float" office:value="0" table:formula="of:=0.5*MAX([.U17]-[.AF17];0)" table:style-name="ce1">
            <text:p>0</text:p>
          </table:table-cell>
          <table:table-cell office:value-type="float" office:value="0" table:style-name="ce12">
            <text:p>0,00</text:p>
          </table:table-cell>
          <table:table-cell table:number-columns-repeated="1634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,36</text:p>
          </table:table-cell>
          <table:table-cell office:value-type="float" office:value="1" table:formula="of:=[.G18]-[.S1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94" table:style-name="ce7">
            <text:p>194</text:p>
          </table:table-cell>
          <table:table-cell office:value-type="float" office:value="160" table:style-name="ce7">
            <text:p>160</text:p>
          </table:table-cell>
          <table:table-cell office:value-type="float" office:value="2019" table:style-name="ce7">
            <text:p>2019</text:p>
          </table:table-cell>
          <table:table-cell office:value-type="float" office:value="10" table:formula="of:=[.S18]*170*[.AH18]-160" table:style-name="ce6">
            <text:p>10,00</text:p>
          </table:table-cell>
          <table:table-cell table:number-columns-repeated="3" table:style-name="ce7"/>
          <table:table-cell office:value-type="float" office:value="488.23999999999995" table:formula="of:=359*(1+[.Q18])" table:style-name="ce1">
            <text:p>488,24</text:p>
          </table:table-cell>
          <table:table-cell office:value-type="float" office:value="364.32" table:formula="of:=0.759*([.N18]+[.O18])" table:style-name="ce8">
            <text:p>364,32</text:p>
          </table:table-cell>
          <table:table-cell table:style-name="ce8"/>
          <table:table-cell office:value-type="float" office:value="852.56" table:formula="of:=[.AC18]+[.AD18]" table:style-name="ce9">
            <text:p>852,56</text:p>
          </table:table-cell>
          <table:table-cell office:value-type="float" office:value="992.56" table:formula="of:=[.AF18]+140*[.S18]" table:style-name="ce10">
            <text:p>992,6</text:p>
          </table:table-cell>
          <table:table-cell office:value-type="boolean" office:boolean-value="true" table:formula="of:=AND(([.T18]&gt;600);([.U18]&lt;=[.AG18]))" table:style-name="ce7">
            <text:p>WAHR</text:p>
          </table:table-cell>
          <table:table-cell office:value-type="float" office:value="0" table:formula="of:=0.5*MAX([.U18]-[.AF18];0)" table:style-name="ce7">
            <text:p>0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1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19]-[.S19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19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19]*[.S19]*140-[.AI19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19]+[.O19])" table:style-name="ce8">
            <text:p>665,28</text:p>
          </table:table-cell>
          <table:table-cell table:style-name="ce8"/>
          <table:table-cell office:value-type="float" office:value="1393.28" table:formula="of:=[.AC19]+[.AD19]" table:style-name="ce9">
            <text:p>1393,28</text:p>
          </table:table-cell>
          <table:table-cell office:value-type="float" office:value="1563.28" table:formula="of:=[.AF19]+170*[.S19]" table:style-name="ce10">
            <text:p>1563,3</text:p>
          </table:table-cell>
          <table:table-cell office:value-type="boolean" office:boolean-value="true" table:formula="of:=AND(([.T19]&gt;900);([.U19]&lt;=[.AG19]))" table:style-name="ce1">
            <text:p>WAHR</text:p>
          </table:table-cell>
          <table:table-cell office:value-type="float" office:value="0" table:formula="of:=0.5*MAX([.U19]-[.AF19];0)" table:style-name="ce8">
            <text:p>0,00</text:p>
          </table:table-cell>
          <table:table-cell office:value-type="float" office:value="140" table:formula="of:=[.AH19]*140*[.S19]-[.AI19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0]-[.S20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20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0]*[.S20]*140-[.AI20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0]+[.O20])" table:style-name="ce8">
            <text:p>665,28</text:p>
          </table:table-cell>
          <table:table-cell table:style-name="ce8"/>
          <table:table-cell office:value-type="float" office:value="1393.28" table:formula="of:=[.AC20]+[.AD20]" table:style-name="ce9">
            <text:p>1393,28</text:p>
          </table:table-cell>
          <table:table-cell office:value-type="float" office:value="1563.28" table:formula="of:=[.AF20]+170*[.S20]" table:style-name="ce10">
            <text:p>1563,3</text:p>
          </table:table-cell>
          <table:table-cell office:value-type="boolean" office:boolean-value="true" table:formula="of:=AND(([.T20]&gt;900);([.U20]&lt;=[.AG20]))" table:style-name="ce1">
            <text:p>WAHR</text:p>
          </table:table-cell>
          <table:table-cell office:value-type="float" office:value="0" table:formula="of:=0.5*MAX([.U20]-[.AF20];0)" table:style-name="ce1">
            <text:p>0</text:p>
          </table:table-cell>
          <table:table-cell office:value-type="float" office:value="140" table:formula="of:=[.AH20]*140*[.S20]-[.AI20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1]-[.S21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21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1]*[.S21]*140-[.AI21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1]+[.O21])" table:style-name="ce8">
            <text:p>665,28</text:p>
          </table:table-cell>
          <table:table-cell table:style-name="ce8"/>
          <table:table-cell office:value-type="float" office:value="1393.28" table:formula="of:=[.AC21]+[.AD21]" table:style-name="ce9">
            <text:p>1393,28</text:p>
          </table:table-cell>
          <table:table-cell office:value-type="float" office:value="1563.28" table:formula="of:=[.AF21]+170*[.S21]" table:style-name="ce10">
            <text:p>1563,3</text:p>
          </table:table-cell>
          <table:table-cell office:value-type="boolean" office:boolean-value="true" table:formula="of:=AND(([.T21]&gt;900);([.U21]&lt;=[.AG21]))" table:style-name="ce1">
            <text:p>WAHR</text:p>
          </table:table-cell>
          <table:table-cell office:value-type="float" office:value="0" table:formula="of:=0.5*MAX([.U21]-[.AF21];0)" table:style-name="ce1">
            <text:p>0</text:p>
          </table:table-cell>
          <table:table-cell office:value-type="float" office:value="140" table:formula="of:=[.AH21]*140*[.S21]-[.AI21]" table:style-name="ce8">
            <text:p>140,00</text:p>
          </table:table-cell>
          <table:table-cell table:number-columns-repeated="16348"/>
        </table:table-row>
        <table:table-row table:number-rows-repeated="3" table:style-name="ro2">
          <table:table-cell table:number-columns-repeated="31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number-columns-repeated="2"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style-name="ce8"/>
          <table:table-cell table:number-columns-repeated="16349" table:style-name="ce1"/>
        </table:table-row>
        <table:table-row table:number-rows-repeated="10" table:style-name="ro2">
          <table:table-cell table:number-columns-repeated="31"/>
          <table:table-cell table:style-name="ce8"/>
          <table:table-cell table:number-columns-repeated="2" table:style-name="ce1"/>
          <table:table-cell table:style-name="ce8"/>
          <table:table-cell table:number-columns-repeated="16349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04T12:31:14Z</dc:date>
    <meta:editing-duration>PT0S</meta:editing-duration>
  </office:meta>
</office:document-meta>
</file>